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b21" officeooo:paragraph-rsid="00123b21"/>
    </style:style>
    <style:style style:name="P2" style:family="paragraph" style:parent-style-name="Standard" style:list-style-name="L1">
      <style:text-properties officeooo:rsid="00123b21" officeooo:paragraph-rsid="00123b21"/>
    </style:style>
    <style:style style:name="P3" style:family="paragraph" style:parent-style-name="Standard" style:list-style-name="L1">
      <style:text-properties officeooo:rsid="00127354" officeooo:paragraph-rsid="00127354"/>
    </style:style>
    <style:style style:name="P4" style:family="paragraph" style:parent-style-name="Standard">
      <style:text-properties officeooo:rsid="00127354" officeooo:paragraph-rsid="0012735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57f7e" officeooo:paragraph-rsid="00157f7e" style:font-weight-asian="bold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23b21" officeooo:paragraph-rsid="00123b2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57f7e" officeooo:paragraph-rsid="00157f7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57f7e" officeooo:paragraph-rsid="00157f7e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officeooo:rsid="00157f7e" officeooo:paragraph-rsid="00157f7e"/>
    </style:style>
    <style:style style:name="P10" style:family="paragraph" style:parent-style-name="Standard">
      <style:text-properties officeooo:rsid="00157f7e" officeooo:paragraph-rsid="00157f7e"/>
    </style:style>
    <style:style style:name="P11" style:family="paragraph" style:parent-style-name="Standard" style:list-style-name="L2">
      <style:text-properties officeooo:rsid="00157f7e" officeooo:paragraph-rsid="00157f7e"/>
    </style:style>
    <style:style style:name="P12" style:family="paragraph" style:parent-style-name="Standard" style:list-style-name="L3">
      <style:text-properties officeooo:rsid="00157f7e" officeooo:paragraph-rsid="00157f7e"/>
    </style:style>
    <style:style style:name="P13" style:family="paragraph" style:parent-style-name="Standard" style:list-style-name="L4">
      <style:text-properties officeooo:rsid="00157f7e" officeooo:paragraph-rsid="00157f7e"/>
    </style:style>
    <style:style style:name="P14" style:family="paragraph" style:parent-style-name="Standard">
      <style:text-properties officeooo:paragraph-rsid="00123b21"/>
    </style:style>
    <style:style style:name="T1" style:family="text">
      <style:text-properties officeooo:rsid="00157f7e"/>
    </style:style>
    <style:style style:name="T2" style:family="text">
      <style:text-properties fo:font-size="18pt" style:text-underline-style="solid" style:text-underline-width="auto" style:text-underline-color="font-color" fo:font-weight="bold" officeooo:rsid="00123b21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157f7e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Hackathon – </text:span><text:span text:style-name="T3">DeveloperWeek 2022 - Problems/Learning</text:span></text:p>
      <text:p text:style-name="P1"/>
      <text:p text:style-name="P6">Challenges we ran into:</text:p>
      <text:p text:style-name="P6"/>
      <text:p text:style-name="P8">Recommendation challenges</text:p>
      <text:list xml:id="list2240188089" text:style-name="L1">
        <text:list-item>
          <text:p text:style-name="P2">Ingredients can be very differentiated, e.g. instead of the simple description “oil” recipes might consist of “Pumpkin seed oil”, “olive oil”, or “sesame oil”</text:p>
          <text:list>
            <text:list-item>
              <text:p text:style-name="P2"><text:s/>Nevertheless, one would like to propose the recipe, because in doubt you could take another oil</text:p>
            </text:list-item>
          </text:list>
          <text:p text:style-name="P3"/>
        </text:list-item>
        <text:list-item>
          <text:p text:style-name="P3">In some cases one might not want to use all the ingredients inserted for an “optimal” recipe. How to exclude one of the inserted ingredients from analysis?</text:p>
          <text:p text:style-name="P3"/>
        </text:list-item>
        <text:list-item>
          <text:p text:style-name="P9">Needed to find a tool to calculate “similarity” of two lists of strings containing ingredients (first list: user-inserted ingredients, second list: recipe to compare with user input)</text:p>
        </text:list-item>
      </text:list>
      <text:p text:style-name="P10"/>
      <text:p text:style-name="P10"/>
      <text:p text:style-name="P8">Technical challenges</text:p>
      <text:list xml:id="list2283220790" text:style-name="L2">
        <text:list-item>
          <text:p text:style-name="P11">Just had very basic HTML</text:p>
        </text:list-item>
      </text:list>
      <text:p text:style-name="P10"/>
      <text:p text:style-name="P10"/>
      <text:p text:style-name="P10"/>
      <text:p text:style-name="P7">What we learned:</text:p>
      <text:p text:style-name="P10"/>
      <text:p text:style-name="P8">Technical skills:</text:p>
      <text:list xml:id="list556872598" text:style-name="L3">
        <text:list-item>
          <text:p text:style-name="P12">improved the previously very basic HTML skills for front-end design</text:p>
        </text:list-item>
        <text:list-item>
          <text:p text:style-name="P12">deployment of a web application</text:p>
        </text:list-item>
      </text:list>
      <text:p text:style-name="P10"/>
      <text:p text:style-name="P5">Project organization:</text:p>
      <text:list xml:id="list4235671978" text:style-name="L4">
        <text:list-item>
          <text:p text:style-name="P13">...</text:p>
        </text:list-item>
      </text:list>
      <text:p text:style-name="P10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1:45:19.264065703</meta:creation-date>
    <dc:date>2022-01-26T14:15:18.509342881</dc:date>
    <meta:editing-duration>PT1H14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45" meta:character-count="898" meta:non-whitespace-character-count="776"/>
  </office:meta>
</office:document-meta>
</file>